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fo:font-size="12pt" fo:language="fr" fo:country="FR" officeooo:rsid="0014b628" officeooo:paragraph-rsid="0014b628" style:font-size-asian="12pt" style:font-size-complex="12pt"/>
    </style:style>
    <style:style style:name="P2" style:family="paragraph" style:parent-style-name="Standard">
      <style:paragraph-properties fo:text-align="justify" style:justify-single-word="false"/>
      <style:text-properties style:font-name="Liberation Serif" fo:font-size="12pt" fo:language="fr" fo:country="FR" style:font-size-asian="12pt" style:font-size-complex="12pt"/>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paragraph-properties fo:text-align="justify" style:justify-single-word="false"/>
      <style:text-properties style:font-name="Liberation Serif" fo:font-size="12pt" style:font-size-asian="12pt" style:font-size-complex="12pt"/>
    </style:style>
    <style:style style:name="P5" style:family="paragraph" style:parent-style-name="Standard">
      <style:text-properties style:font-name="Liberation Serif" fo:font-size="12pt" officeooo:rsid="0014b628" officeooo:paragraph-rsid="0014b628" style:font-size-asian="12pt" style:font-size-complex="12pt"/>
    </style:style>
    <style:style style:name="P6" style:family="paragraph" style:parent-style-name="Standard">
      <style:text-properties style:font-name="Liberation Serif" fo:font-size="16pt" officeooo:rsid="0014b628" officeooo:paragraph-rsid="0014b628" style:font-size-asian="16pt" style:font-size-complex="16pt"/>
    </style:style>
    <style:style style:name="P7" style:family="paragraph" style:parent-style-name="Standard">
      <style:text-properties style:font-name="Liberation Serif" fo:font-size="15pt" officeooo:rsid="0014b628" officeooo:paragraph-rsid="0014b628" style:font-size-asian="15pt" style:font-size-complex="15pt"/>
    </style:style>
    <style:style style:name="P8" style:family="paragraph" style:parent-style-name="Standard">
      <style:text-properties style:font-name="Liberation Serif" fo:font-size="15pt" fo:language="fr" fo:country="FR" officeooo:rsid="0014b628" officeooo:paragraph-rsid="0014b628" style:font-size-asian="15pt" style:font-size-complex="15pt"/>
    </style:style>
    <style:style style:name="P9" style:family="paragraph" style:parent-style-name="Standard">
      <style:paragraph-properties style:writing-mode="lr-tb"/>
      <style:text-properties style:font-name="Liberation Serif" fo:font-size="12pt" style:font-size-asian="12pt" style:font-size-complex="12pt"/>
    </style:style>
    <style:style style:name="P10" style:family="paragraph" style:parent-style-name="Text_20_body">
      <style:text-properties style:font-name="Liberation Serif" fo:font-size="12pt" officeooo:paragraph-rsid="0014b628" style:font-size-asian="12pt" style:font-size-complex="12pt"/>
    </style:style>
    <style:style style:name="P11" style:family="paragraph" style:parent-style-name="Text_20_body">
      <style:paragraph-properties fo:margin-left="0cm" fo:margin-right="0cm" fo:margin-top="0cm" fo:margin-bottom="0cm" style:contextual-spacing="false" fo:text-indent="0cm" style:auto-text-indent="false"/>
      <style:text-properties style:font-name="Liberation Serif" fo:font-size="12pt" style:font-size-asian="12pt" style:font-size-complex="12pt"/>
    </style:style>
    <style:style style:name="P12" style:family="paragraph" style:parent-style-name="Standard">
      <style:text-properties style:font-name="Liberation Serif" fo:font-size="12pt" officeooo:rsid="0014b628" officeooo:paragraph-rsid="0014b628" style:font-size-asian="12pt" style:font-size-complex="12pt"/>
    </style:style>
    <style:style style:name="P13" style:family="paragraph" style:parent-style-name="Standard">
      <style:text-properties style:font-name="Liberation Serif" fo:font-size="12pt" officeooo:rsid="0014b628" officeooo:paragraph-rsid="00165b31" style:font-size-asian="12pt" style:font-size-complex="12pt"/>
    </style:style>
    <style:style style:name="P14" style:family="paragraph" style:parent-style-name="Standard">
      <style:text-properties style:font-name="Liberation Serif" fo:font-size="12pt" officeooo:rsid="00165b31" officeooo:paragraph-rsid="00165b31" style:font-size-asian="12pt" style:font-size-complex="12pt"/>
    </style:style>
    <style:style style:name="T1" style:family="text">
      <style:text-properties officeooo:rsid="0014b628"/>
    </style:style>
    <style:style style:name="T2" style:family="text">
      <style:text-properties fo:font-style="italic"/>
    </style:style>
    <style:style style:name="T3" style:family="text">
      <style:text-properties fo:font-size="15pt"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eline BRUN</text:p>
      <text:p text:style-name="P10"><text:span text:style-name="T1">Pour me présenter, je dirai que je suis avant tout céramologue et je travaille au laboratoire Arar. </text:span>Je ne suis pas très branchée informatique mais essaie néanmoins de me tenir au courant de ce qu'il se fait surtout que nous avons un projet de mise en ligne d'un base de données que nous souhaitons interopérable avec d'autres bases de données du même type déjà en ligne.  Dans ce but, j'avais fait la formation ANF - Gestion Numérique des sources il y a 3 ans où j'avais pour la première fois entendu parler de métadonnées (c’est dire si je viens de loin), de dublin core, de TEI, etc...</text:p>
      <text:p text:style-name="P11">Je vous joins le texte de présentation de notre projet de BDD que j'avais à l'époque écris pour être acceptée dans cette formation. J'ajoute encore en PJ la "maquette" en PDF interactif que j'ai créé qui sert un peu de « cahier des charges » pour l'implémentation de la base.</text:p>
      <text:p text:style-name="P11">Depuis 3 ans notre projet capote régulièrement suite à des problèmes de personnes internes au laboratoire mais je ne perds pas espoir d'avancer.</text:p>
      <text:p text:style-name="P11">Je me suis inscrite à cette formation sans trop savoir si ça correspondrait à mes réels besoins (car l'informatique reste quelque chose d'assez étranger pour moi) mais je suis curieuse et j'aimerai en savoir plus. Par ailleurs je dois ajouter que je m'occupe aussi d'alimenter le site internet de notre laboratoire.</text:p>
      <text:p text:style-name="P5"/>
      <text:p text:style-name="P7">France JAMEN</text:p>
      <text:p text:style-name="P5"/>
      <text:p text:style-name="P9">Je suis égyptologue et participe à la traduction et à l'encodage des textes hiéroglyphiques inscrits sur des statues (Programme de la Cachette de Karnak, Ifao / HiSoMA). J'aimerais savoir bien utiliser la TEI dans cette optique : mettre en ligne des textes hiéroglyphiques et pouvoir faire des recherches (nom, titre, lien de parenté, etc) dans les données publiées. Emmanuelle Morlock m'a déjà formée une journée et j'ai déjà des notions de TEI mais je ne suis pas sûre d'être vraiment autonome.</text:p>
      <text:p text:style-name="P5"/>
      <text:p text:style-name="P5"/>
      <text:p text:style-name="P7">Julie ERISMAN</text:p>
      <text:p text:style-name="P5"/>
      <text:p text:style-name="P5">Je suis Géographe de formation et j'ai essentiellement fait de la cartographie depuis l'obtention de mon doctorat en 2014.</text:p>
      <text:p text:style-name="P3">Ici, à la MOM, je travaille sur le projet GéoLyon : c'est un outil qui permet de gérer et mettre à disposition des documents cartographiques numérisés, de les géolocaliser etc.</text:p>
      <text:p text:style-name="P9">Etant débutante en informatique, je souhaite en apprendre d'avantage sur la structuration des données vers le web. A l'heure actuelle je remplis une "base de données" sous excel pour les documents cartographiques. Il y a une trentaine de champs à remplir (collection, titre, latitude, longitude, projection...) dont certains sont associés à des référentiels (geonames, directive INSPIRE essentiellement).</text:p>
      <text:p text:style-name="P9"/>
      <text:p text:style-name="P1"/>
      <text:p text:style-name="P8">Sépideh QAHÉRI</text:p>
      <text:p text:style-name="P8"/>
      <text:p text:style-name="P1">Je suis chercheuse en Égyptologie rattachée au laboratoire <text:span text:style-name="T2">HiSoMA</text:span> à la Mom.  </text:p>
      <text:p text:style-name="P2">Je souhaite participer à la formation XML/TEI dans le cadre du programme <text:span text:style-name="T2">Cachette de Karnak</text:span> mis en place par M. Laurent Coulon pour l’inventaire et la présentation détaillée d’un ensemble de monuments inscrits (en hiéroglyphes) découverts à Karnak et qui sont datés majoritairement d’époque pharaonique. </text:p>
      <text:p text:style-name="P2">Je suis chargée de la translittération/la traduction (en français) des textes d’une partie des <text:soft-page-break/>monuments mais aussi de l’encodage de ces données sous logiciel Xefee (XML editor – standards TEI/Epidoc). Le but final du projet est la diffusion en ligne d’un corpus épigraphique tiré de toutes ces inscriptions. Vous trouverez ci-joint une présentation brève du projet. Les textes en questions concernent essentiellement les anthroponymes ; titres/épithètes de particuliers ; indications de filiation ; noms et titres/épithètes des divinités ; différentes formules (dédicaces, offrandes, …). J’ai déjà eu l’occasion de travailler avec Xefee (uniquement pour quelques textes), mais mes connaissances du fonctionnement et des principes du langage XML/TEI restent très limitées. Je souhaite mieux comprendre le système des recommandations de la TEI, l’usage des balises et aussi les possibilités d’éventuelles extensions ou adaptations dans le cadre de notre projet <text:span text:style-name="T2">Cachette</text:span>. </text:p>
      <text:p text:style-name="P4"> </text:p>
      <text:p text:style-name="P7">Elizabeth HUE-GAY</text:p>
      <text:p text:style-name="P5"/>
      <text:p text:style-name="P5">En tant que secrétaire de rédaction, j'utilise la TEI notamment dans le cadre de la chaîne d'édition développée par les Presses universitaires de Caen pour l'encodage de textes patristiques (projet d'édition électronique de la collection Sources chrétiennes : édition bilingue – texte original et traduction – avec plusieurs niveaux de notes – scripturaires, critiques…).</text:p>
      <text:p text:style-name="P3">J'ai également récemment travaillé à l'encodage de références bibliographiques et utilisé Epidoc pour un projet d'édition des inscriptions grecques du Louvre.</text:p>
      <text:p text:style-name="P3">Voici une liste de points sur lesquels je souhaiterais apprendre : références canoniques, déclaration du système de références, correspondance et alignement. L'encodage des références scripturaires et des références aux textes anciens est un de mes sujets de préoccupation actuels.</text:p>
      <text:p text:style-name="P5"/>
      <text:p text:style-name="P7">Catherine CUVILLY, Nelly KALAI, Clarisse LACHAT, Ingrid BERTHELIER</text:p>
      <text:p text:style-name="P7"/>
      <text:p text:style-name="P5">Pour cette formation nous serons quatre personnes du service des Publications de la MOM. <text:line-break/>Dans le cadre de notre activité d'édition d'ouvrages scientifiques (archéologie, histoire et langues anciennes), nous souhaitons dédier une collection électronique aux actes de colloques : textes et images insérer dans le texte, parfois des index.<text:line-break/>Nous travaillons sur des documents Word que nous importons dans InDesign.<text:line-break/></text:p>
      <text:p text:style-name="P14"><text:span text:style-name="T3">Marie CHEBANCE</text:span></text:p>
      <text:p text:style-name="P13"/>
      <text:p text:style-name="P13">Je suis documentaliste (Ingénieur d'Etude CNRS depuis 2002) à la bibliothèque de la MOM et je m'intéresse à la TEI car j'imagine que cela pourrait m'aider à valoriser une partie de nos archives à la bibliothèque, en particulier des manuscrits du scientifique Salomon Reinach et des lettres manuscrites de soldats adressées à sa femme et datant de la 1ère guerre mondiale.<text:line-break/>J'ai dans l'idée (encore très vague) qu'il pourrait être utile de mettre à disposition sur le web ces lettres, en utilisant la TEI et peut-être en travaillant en lien avec des chercheurs en histoire...<text:line-break/>Si vous êtes ok, j'amènerai une lettre ainsi qu'un manuscrit pendant la formation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05:45.456874560</meta:creation-date>
    <dc:date>2015-09-04T15:52:14.832146946</dc:date>
    <meta:editing-duration>PT2M54S</meta:editing-duration>
    <meta:editing-cycles>3</meta:editing-cycles>
    <meta:generator>LibreOffice/4.2.8.2$Linux_X86_64 LibreOffice_project/420m0$Build-2</meta:generator>
    <meta:document-statistic meta:table-count="0" meta:image-count="0" meta:object-count="0" meta:page-count="2" meta:paragraph-count="24" meta:word-count="913" meta:character-count="5898" meta:non-whitespace-character-count="4995"/>
  </office:meta>
</office:document-meta>
</file>